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CMU Serif"/>
    </style:style>
    <style:style style:name="ce3" style:family="table-cell" style:parent-style-name="Default" style:data-style-name="N3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3pt" svg:stroke-color="#cc0000" draw:marker-start="Arrow" draw:marker-start-width="10.15pt" draw:marker-end="" draw:marker-end-width="10.15pt" draw:textarea-horizontal-align="center" draw:textarea-vertical-align="middle" fo:padding-top="1.47pt" fo:padding-bottom="1.47pt" fo:padding-left="1.47pt" fo:padding-right="1.47pt"/>
    </style:style>
    <style:style style:name="gr3" style:family="graphic">
      <style:graphic-properties draw:stroke="none" svg:stroke-color="#000000" draw:fill="none" draw:fill-color="#ffffff" fo:min-height="16.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CMU Serif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CMU Serif" fo:font-size="12pt" style:font-size-asian="12pt" style:font-size-complex="12pt"/>
    </style:style>
    <style:style style:name="T1" style:family="text">
      <style:text-properties style:font-name="CMU Serif" fo:font-size="12pt" style:font-size-asian="12pt" style:font-size-complex="12pt"/>
    </style:style>
  </office:automatic-styles>
  <office:body>
    <office:spreadsheet>
      <table:calculation-settings table:automatic-find-labels="false"/>
      <table:table table:name="load-testing" table:style-name="ta1">
        <table:shapes>
          <draw:frame draw:z-index="0" draw:style-name="gr1" draw:text-style-name="P1" svg:width="699.9pt" svg:height="305.12pt" svg:x="299.14pt" svg:y="133.82pt">
            <loext:p draw:notify-on-update-of-ranges="'load-testing'.A2:'load-testing'.A26 'load-testing'.C1:'load-testing'.C1 'load-testing'.C2:'load-testing'.C26 'load-testing'.B1:'load-testing'.B1 'load-testing'.B2:'load-testing'.B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row table:style-name="ro1">
          <table:table-cell table:style-name="Default" office:value-type="string" calcext:value-type="string">
            <text:p>Relative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ad Siz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4:00</text:p>
          </table:table-cell>
          <table:table-cell office:value-type="float" office:value="1.95" calcext:value-type="float">
            <text:p>1.95</text:p>
          </table:table-cell>
          <table:table-cell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4:15</text:p>
          </table:table-cell>
          <table:table-cell office:value-type="float" office:value="1.9" calcext:value-type="float">
            <text:p>1.9</text:p>
          </table:table-cell>
          <table:table-cell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4:30</text:p>
          </table:table-cell>
          <table:table-cell office:value-type="float" office:value="2.15" calcext:value-type="float">
            <text:p>2.15</text:p>
          </table:table-cell>
          <table:table-cell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4:45</text:p>
          </table:table-cell>
          <table:table-cell office:value-type="float" office:value="1.65" calcext:value-type="float">
            <text:p>1.65</text:p>
          </table:table-cell>
          <table:table-cell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5:00</text:p>
          </table:table-cell>
          <table:table-cell office:value-type="float" office:value="1.75" calcext:value-type="float">
            <text:p>1.75</text:p>
          </table:table-cell>
          <table:table-cell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5:15</text:p>
          </table:table-cell>
          <table:table-cell office:value-type="float" office:value="2.1" calcext:value-type="float">
            <text:p>2.1</text:p>
          </table:table-cell>
          <table:table-cell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5:30</text:p>
          </table:table-cell>
          <table:table-cell office:value-type="float" office:value="2.13" calcext:value-type="float">
            <text:p>2.13</text:p>
          </table:table-cell>
          <table:table-cell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5:45</text:p>
          </table:table-cell>
          <table:table-cell office:value-type="float" office:value="1.7" calcext:value-type="float">
            <text:p>1.7</text:p>
          </table:table-cell>
          <table:table-cell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6:00</text:p>
          </table:table-cell>
          <table:table-cell office:value-type="float" office:value="1.58" calcext:value-type="float">
            <text:p>1.58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6:15</text:p>
          </table:table-cell>
          <table:table-cell office:value-type="float" office:value="1.45" calcext:value-type="float">
            <text:p>1.45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6:30</text:p>
          </table:table-cell>
          <table:table-cell office:value-type="float" office:value="1.7" calcext:value-type="float">
            <text:p>1.7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6:45</text:p>
          </table:table-cell>
          <table:table-cell office:value-type="float" office:value="1.8" calcext:value-type="float">
            <text:p>1.8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:00</text:p>
          </table:table-cell>
          <table:table-cell office:value-type="float" office:value="1.65" calcext:value-type="float">
            <text:p>1.65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:15</text:p>
          </table:table-cell>
          <table:table-cell office:value-type="float" office:value="1.87" calcext:value-type="float">
            <text:p>1.87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:30</text:p>
          </table:table-cell>
          <table:table-cell office:value-type="float" office:value="1.95" calcext:value-type="float">
            <text:p>1.95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:45</text:p>
          </table:table-cell>
          <table:table-cell office:value-type="float" office:value="1.8" calcext:value-type="float">
            <text:p>1.8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8:00</text:p>
          </table:table-cell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8:15</text:p>
          </table:table-cell>
          <table:table-cell office:value-type="float" office:value="1.78" calcext:value-type="float">
            <text:p>1.78</text:p>
          </table:table-cell>
          <table:table-cell office:value-type="float" office:value="1900" calcext:value-type="float">
            <text:p>1900</text:p>
          </table:table-cell>
          <table:table-cell table:number-columns-repeated="14"/>
          <table:table-cell table:style-name="ce2"/>
        </table:table-row>
        <table:table-row table:style-name="ro1">
          <table:table-cell office:value-type="string" calcext:value-type="string">
            <text:p>18:30</text:p>
          </table:table-cell>
          <table:table-cell office:value-type="float" office:value="3" calcext:value-type="float">
            <text:p>3</text:p>
          </table:table-cell>
          <table:table-cell office:value-type="float" office:value="1900" calcext:value-type="float">
            <text:p>19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8:45</text:p>
          </table:table-cell>
          <table:table-cell office:value-type="float" office:value="1.85" calcext:value-type="float">
            <text:p>1.85</text:p>
          </table:table-cell>
          <table:table-cell office:value-type="float" office:value="1900" calcext:value-type="float">
            <text:p>19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:00</text:p>
          </table:table-cell>
          <table:table-cell office:value-type="float" office:value="1.9" calcext:value-type="float">
            <text:p>1.9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:1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:30</text:p>
          </table:table-cell>
          <table:table-cell office:value-type="float" office:value="2.7" calcext:value-type="float">
            <text:p>2.7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:45</text:p>
          </table:table-cell>
          <table:table-cell office:value-type="float" office:value="2.5" calcext:value-type="float">
            <text:p>2.5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0:00</text:p>
          </table:table-cell>
          <table:table-cell office:value-type="float" office:value="2.3" calcext:value-type="float">
            <text:p>2.3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</table:table>
      <table:table table:name="traffic-spikes" table:style-name="ta1">
        <table:shapes>
          <draw:frame draw:z-index="0" draw:style-name="gr1" draw:text-style-name="P1" svg:width="710.53pt" svg:height="326.21pt" svg:x="318.93pt" svg:y="63.81pt">
            <loext:p draw:notify-on-update-of-ranges="'traffic-spikes'.A2:'traffic-spikes'.A23 'traffic-spikes'.B1:'traffic-spikes'.B1 'traffic-spikes'.B2:'traffic-spikes'.B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z-index="1" draw:style-name="gr2" draw:text-style-name="P2" svg:x1="716.49pt" svg:y1="175.44pt" svg:x2="856.18pt" svg:y2="148.34pt">
            <text:p/>
          </draw:line>
          <draw:frame draw:z-index="2" draw:style-name="gr3" draw:text-style-name="P4" svg:width="67.1pt" svg:height="16.3pt" svg:x="730.01pt" svg:y="146.15pt">
            <draw:text-box>
              <text:p text:style-name="P3"><text:span text:style-name="T1">T</text:span><text:span text:style-name="T1">r</text:span><text:span text:style-name="T1">a</text:span><text:span text:style-name="T1">f</text:span><text:span text:style-name="T1">f</text:span><text:span text:style-name="T1">i</text:span><text:span text:style-name="T1">c</text:span><text:span text:style-name="T1">S</text:span><text:span text:style-name="T1">p</text:span><text:span text:style-name="T1">i</text:span><text:span text:style-name="T1">k</text:span><text:span text:style-name="T1">e</text:span></text:p>
            </draw:text-box>
          </draw:frame>
        </table:shapes>
        <table:table-column table:style-name="co4" table:default-cell-style-name="ce3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essions</text:p>
          </table:table-cell>
        </table:table-row>
        <table:table-row table:style-name="ro1">
          <table:table-cell office:value-type="date" office:date-value="2017-10-01" calcext:value-type="date">
            <text:p>Oct 0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7-10-02" calcext:value-type="date">
            <text:p>Oct 02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date" office:date-value="2017-10-03" calcext:value-type="date">
            <text:p>Oct 03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date" office:date-value="2017-10-04" calcext:value-type="date">
            <text:p>Oct 04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date" office:date-value="2017-10-05" calcext:value-type="date">
            <text:p>Oct 05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date" office:date-value="2017-10-06" calcext:value-type="date">
            <text:p>Oct 06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date" office:date-value="2017-10-07" calcext:value-type="date">
            <text:p>Oct 07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date" office:date-value="2017-10-08" calcext:value-type="date">
            <text:p>Oct 08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date" office:date-value="2017-10-09" calcext:value-type="date">
            <text:p>Oct 09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date" office:date-value="2017-10-10" calcext:value-type="date">
            <text:p>Oct 10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date" office:date-value="2017-10-11" calcext:value-type="date">
            <text:p>Oct 11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date" office:date-value="2017-10-12" calcext:value-type="date">
            <text:p>Oct 12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date" office:date-value="2017-10-13" calcext:value-type="date">
            <text:p>Oct 13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date" office:date-value="2017-10-14" calcext:value-type="date">
            <text:p>Oct 14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date" office:date-value="2017-10-15" calcext:value-type="date">
            <text:p>Oct 15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date" office:date-value="2017-10-16" calcext:value-type="date">
            <text:p>Oct 16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date" office:date-value="2017-10-17" calcext:value-type="date">
            <text:p>Oct 17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date" office:date-value="2017-10-18" calcext:value-type="date">
            <text:p>Oct 18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date" office:date-value="2017-10-19" calcext:value-type="date">
            <text:p>Oct 19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date" office:date-value="2017-10-20" calcext:value-type="date">
            <text:p>Oct 20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date" office:date-value="2017-10-21" calcext:value-type="date">
            <text:p>Oct 21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date" office:date-value="2017-10-22" calcext:value-type="date">
            <text:p>Oct 22</text:p>
          </table:table-cell>
          <table:table-cell office:value-type="float" office:value="1645" calcext:value-type="float">
            <text:p>1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17:47:50.663699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21T23:05:48.553774821</dc:date>
    <meta:editing-duration>PT4H42M51S</meta:editing-duration>
    <meta:editing-cycles>7</meta:editing-cycles>
    <meta:document-statistic meta:table-count="2" meta:cell-count="1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style:font-family-generic="roman"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tick-marks-major-inner="false" chart:tick-marks-major-outer="false" chart:logarithmic="false" chart:reverse-direction="false" text:line-break="true" loext:try-staggering-first="false" chart:link-data-style-to-source="true" chart:axis-position="0" style:rotation-angle="1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CMU Serif'" style:font-style-name="Roman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CMU Serif'" style:font-style-name="Roman" style:font-family-generic="roman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000099" draw:fill-color="#000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92cm" svg:height="10.765cm" xlink:href=".." xlink:type="simple" chart:class="chart:bar" chart:column-mapping="1 0" chart:style-name="ch1">
        <chart:title svg:x="10.729cm" svg:y="0.351cm" chart:style-name="ch2">
          <text:p>Load Testing</text:p>
        </chart:title>
        <chart:legend chart:legend-position="top" svg:x="10.074cm" svg:y="1.489cm" style:legend-expansion="wide" chart:style-name="ch3"/>
        <chart:plot-area chart:style-name="ch4" table:cell-range-address="'load-testing'.A1:'load-testing'.C26" chart:data-source-has-labels="both" svg:x="1.504cm" svg:y="2.302cm" svg:width="21.641cm" svg:height="7.267cm">
          <chartooo:coordinate-region svg:x="2.496cm" svg:y="2.502cm" svg:width="19.736cm" svg:height="6.556cm"/>
          <chart:axis chart:dimension="x" chart:name="primary-x" chart:style-name="ch5" chartooo:axis-type="auto">
            <chartooo:date-scale/>
            <chart:title svg:x="10.56cm" svg:y="9.784cm" chart:style-name="ch6">
              <text:p>Relative Time (HH:MM)</text:p>
            </chart:title>
            <chart:categories table:cell-range-address="'load-testing'.A2:'load-testing'.A26"/>
          </chart:axis>
          <chart:axis chart:dimension="y" chart:name="primary-y" chart:style-name="ch7">
            <chart:title svg:x="0.451cm" svg:y="6.667cm" chart:style-name="ch8">
              <text:p>Load Size</text:p>
            </chart:title>
            <chart:grid chart:style-name="ch9" chart:class="major"/>
          </chart:axis>
          <chart:axis chart:dimension="y" chart:name="secondary-y" chart:style-name="ch10">
            <chart:title svg:x="23.638cm" svg:y="7.13cm" chart:style-name="ch8">
              <text:p>Time (secconds)</text:p>
            </chart:title>
          </chart:axis>
          <chart:series chart:attached-axis="primary-y" chart:style-name="ch11" chart:values-cell-range-address="'load-testing'.C2:'load-testing'.C26" chart:label-cell-address="'load-testing'.C1:'load-testing'.C1" chart:class="chart:line">
            <chart:data-point chart:repeated="25"/>
          </chart:series>
          <chart:series chart:attached-axis="secondary-y" chart:style-name="ch12" chart:values-cell-range-address="'load-testing'.B2:'load-testing'.B26" chart:label-cell-address="'load-testing'.B1:'load-testing'.B1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Size</text:p>
                <draw:g>
                  <svg:desc>'load-testing'.C1:'load-testing'.C1</svg:desc>
                </draw:g>
              </table:table-cell>
              <table:table-cell office:value-type="string">
                <text:p>Time</text:p>
                <draw:g>
                  <svg:desc>'load-testing'.B1:'load-testing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:00</text:p>
                <draw:g>
                  <svg:desc>'load-testing'.A2:'load-testing'.A26</svg:desc>
                </draw:g>
              </table:table-cell>
              <table:table-cell office:value-type="float" office:value="1500">
                <text:p>1500</text:p>
                <draw:g>
                  <svg:desc>'load-testing'.C2:'load-testing'.C26</svg:desc>
                </draw:g>
              </table:table-cell>
              <table:table-cell office:value-type="float" office:value="1.95">
                <text:p>1.95</text:p>
                <draw:g>
                  <svg:desc>'load-testing'.B2:'load-testing'.B26</svg:desc>
                </draw:g>
              </table:table-cell>
            </table:table-row>
            <table:table-row>
              <table:table-cell office:value-type="string">
                <text:p>14:15</text:p>
              </table:table-cell>
              <table:table-cell office:value-type="float" office:value="1500">
                <text:p>15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4:30</text:p>
              </table:table-cell>
              <table:table-cell office:value-type="float" office:value="1500">
                <text:p>150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4:45</text:p>
              </table:table-cell>
              <table:table-cell office:value-type="float" office:value="1500">
                <text:p>1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1600">
                <text:p>160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5:15</text:p>
              </table:table-cell>
              <table:table-cell office:value-type="float" office:value="1600">
                <text:p>16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:30</text:p>
              </table:table-cell>
              <table:table-cell office:value-type="float" office:value="1600">
                <text:p>160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5:45</text:p>
              </table:table-cell>
              <table:table-cell office:value-type="float" office:value="1600">
                <text:p>16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1700">
                <text:p>170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6:15</text:p>
              </table:table-cell>
              <table:table-cell office:value-type="float" office:value="1700">
                <text:p>17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6:30</text:p>
              </table:table-cell>
              <table:table-cell office:value-type="float" office:value="1700">
                <text:p>17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:45</text:p>
              </table:table-cell>
              <table:table-cell office:value-type="float" office:value="1700">
                <text:p>17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1800">
                <text:p>18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7:15</text:p>
              </table:table-cell>
              <table:table-cell office:value-type="float" office:value="1800">
                <text:p>18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7:30</text:p>
              </table:table-cell>
              <table:table-cell office:value-type="float" office:value="1800">
                <text:p>180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7:45</text:p>
              </table:table-cell>
              <table:table-cell office:value-type="float" office:value="1800">
                <text:p>18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1900">
                <text:p>1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15</text:p>
              </table:table-cell>
              <table:table-cell office:value-type="float" office:value="1900">
                <text:p>190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8:30</text:p>
              </table:table-cell>
              <table:table-cell office:value-type="float" office:value="1900">
                <text:p>19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45</text:p>
              </table:table-cell>
              <table:table-cell office:value-type="float" office:value="1900">
                <text:p>190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000">
                <text:p>2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9:15</text:p>
              </table:table-cell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:30</text:p>
              </table:table-cell>
              <table:table-cell office:value-type="float" office:value="2000">
                <text:p>200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9:45</text:p>
              </table:table-cell>
              <table:table-cell office:value-type="float" office:value="2000">
                <text:p>2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2000">
                <text:p>2000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3" number:automatic-order="true">
      <number:month number:textual="true"/>
      <number:text> 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000099" draw:fill-color="#3399ff" draw:opacity="30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67cm" svg:height="11.509cm" xlink:href=".." xlink:type="simple" chart:class="chart:area" chart:style-name="ch1">
        <chart:title svg:x="11.127cm" svg:y="0.366cm" chart:style-name="ch2">
          <text:p>Traffic Spikes</text:p>
        </chart:title>
        <chart:plot-area chart:style-name="ch3" table:cell-range-address="'traffic-spikes'.A1:'traffic-spikes'.B23" chart:data-source-has-labels="both" svg:x="1.561cm" svg:y="1.401cm" svg:width="23.005cm" svg:height="8.848cm">
          <chartooo:coordinate-region svg:x="2.553cm" svg:y="1.6cm" svg:width="22.013cm" svg:height="8.002cm"/>
          <chart:axis chart:dimension="x" chart:name="primary-x" chart:style-name="ch4" chartooo:axis-type="date">
            <chartooo:date-scale chart:major-interval-value="5" chart:major-interval-unit="days"/>
            <chart:title svg:x="12.628cm" svg:y="10.48cm" chart:style-name="ch5">
              <text:p>Date</text:p>
            </chart:title>
            <chart:categories table:cell-range-address="'traffic-spikes'.A2:'traffic-spikes'.A23"/>
          </chart:axis>
          <chart:axis chart:dimension="y" chart:name="primary-y" chart:style-name="ch6">
            <chart:title svg:x="0.451cm" svg:y="7.001cm" chart:style-name="ch7">
              <text:p>Sessions Count</text:p>
            </chart:title>
            <chart:grid chart:style-name="ch8" chart:class="major"/>
          </chart:axis>
          <chart:series chart:style-name="ch9" chart:values-cell-range-address="'traffic-spikes'.B2:'traffic-spikes'.B23" chart:label-cell-address="'traffic-spikes'.B1:'traffic-spikes'.B1" chart:class="chart:area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ssions</text:p>
                <draw:g>
                  <svg:desc>'traffic-spikes'.B1:'traffic-spikes'.B1</svg:desc>
                </draw:g>
              </table:table-cell>
            </table:table-row>
          </table:table-header-rows>
          <table:table-rows>
            <table:table-row>
              <table:table-cell office:value-type="float" office:value="43009">
                <text:p>43009</text:p>
                <draw:g>
                  <svg:desc>'traffic-spikes'.A2:'traffic-spikes'.A23</svg:desc>
                </draw:g>
              </table:table-cell>
              <table:table-cell office:value-type="float" office:value="1500">
                <text:p>1500</text:p>
                <draw:g>
                  <svg:desc>'traffic-spikes'.B2:'traffic-spikes'.B23</svg:desc>
                </draw:g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645">
                <text:p>1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1" draw:dots1-length="0.051cm" draw:dots2="1" draw:dots2-length="0.051cm" draw:distance="0.051cm"/>
    <draw:stroke-dash draw:name="ChartDash_20_2" draw:display-name="ChartDash 2" draw:style="rect" draw:dots1="1" draw:dots1-length="197%" draw:distance="197%"/>
    <draw:stroke-dash draw:name="ChartDash_20_3" draw:display-name="ChartDash 3" draw:style="rect" draw:dots1="2" draw:dots1-length="0.051cm" draw:dots2="3" draw:dots2-length="0.254cm" draw:distance="0.127cm"/>
  </office:styles>
</office:document-styles>
</file>